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4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2"/>
      <text:p text:style-name="P7">1. Consultation</text:p>
      <text:list xml:id="list3126884696804595372" text:style-name="L1">
        <text:list-item>
          <text:list>
            <text:list-item>
              <text:p text:style-name="P4"><text:s/>Fonctions</text:p>
            </text:list-item>
            <text:list-item>
              <text:p text:style-name="P4"><text:s/>Tests fonctionnels</text:p>
            </text:list-item>
          </text:list>
        </text:list-item>
      </text:list>
      <text:p text:style-name="P3"/>
      <text:p text:style-name="P7">2. Medecin</text:p>
      <text:list xml:id="list6787883256513288314" text:style-name="L4">
        <text:list-item>
          <text:list>
            <text:list-item>
              <text:p text:style-name="P5"><text:s/>Fonctions</text:p>
            </text:list-item>
            <text:list-item>
              <text:p text:style-name="P5"><text:s/>Tests fonctionnels</text:p>
            </text:list-item>
          </text:list>
        </text:list-item>
      </text:list>
      <text:p text:style-name="P3"/>
      <text:p text:style-name="P3">3. Services</text:p>
      <text:p text:style-name="P3"><text:tab/>3.1 Fonctions</text:p>
      <text:p text:style-name="P3"><text:tab/>3.2 Tests fonctionnels</text:p>
      <text:p text:style-name="P3"><text:span text:style-name="T1"/></text:p>
      <text:p text:style-name="P6"/>
      <text:list xml:id="list30357118" text:continue-list="list3126884696804595372" text:style-name="L1">
        <text:list-item>
          <text:list>
            <text:list-header>
              <text:p text:style-name="P4"/>
              <text:p text:style-name="P9">Consultation</text:p>
            </text:list-header>
          </text:list>
        </text:list-item>
      </text:list>
      <text:p text:style-name="P6"/>
      <text:p text:style-name="P8">L'entité consultation affiche en fonction de l'utilisateur ce à quoi il est supposé accéder sur l'application : </text:p>
      <text:p text:style-name="P8"/>
      <text:p text:style-name="P8">Si c'est un patient, il pourra accéder à ses rendez-vous à venir, les annuler où en prendre de nouveaux</text:p>
      <text:p text:style-name="P8">Si c'est un médecin, il pourra accéder à ses rendez-vous à venir.</text:p>
      <text:p text:style-name="P8">Si c'est un assistant, il pourra accéder aux rendez-vous du service, et les valider ou les refus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18/03/2019</text:p>
        <text:p text:style-name="Header">Bearez Antoine<text:tab/>Gestion de rendez-vous</text:p>
        <text:p text:style-name="Header">Lecompte Quentin</text:p>
      </style:header>
      <style:footer>
        <text:p text:style-name="Footer"><text:tab/>V2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8T09:24:53.97</meta:creation-date>
    <meta:document-statistic meta:table-count="0" meta:image-count="0" meta:object-count="0" meta:page-count="2" meta:paragraph-count="19" meta:word-count="101" meta:character-count="643"/>
    <dc:date>2019-03-18T10:14:36.01</dc:date>
    <meta:editing-duration>PT4M21S</meta:editing-duration>
    <meta:editing-cycles>1</meta:editing-cycles>
    <meta:generator>OpenOffice/4.1.1$Win32 OpenOffice.org_project/411m6$Build-9775</meta:generator>
  </office:meta>
</office:document-meta>
</file>